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normal" officeooo:rsid="002fc5fc" officeooo:paragraph-rsid="002fc5fc" style:font-weight-asian="normal" style:font-weight-complex="normal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2fc5fc" officeooo:paragraph-rsid="002fc5fc" style:font-weight-asian="bold" style:font-weight-complex="bold"/>
    </style:style>
    <style:style style:name="T1" style:family="text">
      <style:text-properties officeooo:rsid="00310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ding</text:p>
      <text:p text:style-name="P1"><text:s text:c="5"/>It’s been five weeks since you’ve been home. <text:span text:style-name="T1">You’ve been hanging out at bars, in hotel rooms, that kind of thing. Even sleeping in your car from time to time. It’s not the best life, but it’s somethin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8-31T11:01:56.990000000</dc:date>
    <meta:editing-cycles>54</meta:editing-cycles>
    <meta:editing-duration>PT1H35M14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39" meta:character-count="213" meta:non-whitespace-character-count="171"/>
    <meta:template xlink:type="simple" xlink:actuate="onRequest" xlink:title="Normal.dotm" xlink:href=""/>
  </office:meta>
</office:document-meta>
</file>